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color="#2a6099" officeooo:rsid="0000c6a8" officeooo:paragraph-rsid="0000c6a8"/>
    </style:style>
    <style:style style:name="P2" style:family="paragraph" style:parent-style-name="Footer">
      <style:paragraph-properties fo:text-align="center" style:justify-single-word="false"/>
      <style:text-properties fo:color="#2a6099" officeooo:rsid="0000c6a8" officeooo:paragraph-rsid="0000c6a8"/>
    </style:style>
    <style:style style:name="P3" style:family="paragraph" style:parent-style-name="Footer">
      <style:text-properties fo:font-weight="bold" officeooo:rsid="000221fd" officeooo:paragraph-rsid="000221fd" style:font-weight-asian="bold" style:font-weight-complex="bold"/>
    </style:style>
    <style:style style:name="P4" style:family="paragraph" style:parent-style-name="Footer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/>
      <style:text-properties fo:font-weight="bold" officeooo:rsid="000221fd" officeooo:paragraph-rsid="0006cf8e" style:font-weight-asian="bold" style:font-weight-complex="bold"/>
    </style:style>
    <style:style style:name="P5" style:family="paragraph" style:parent-style-name="Numbering_20_1">
      <style:text-properties officeooo:rsid="000221fd" officeooo:paragraph-rsid="000221fd"/>
    </style:style>
    <style:style style:name="P6" style:family="paragraph" style:parent-style-name="Numbering_20_1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/>
      <style:text-properties officeooo:rsid="000221fd" officeooo:paragraph-rsid="0006cf8e"/>
    </style:style>
    <style:style style:name="P7" style:family="paragraph" style:parent-style-name="Numbering_20_1" style:master-page-name="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1cm" style:auto-text-indent="false" style:page-number="auto" fo:background-color="transparent"/>
      <style:text-properties officeooo:rsid="000221fd" officeooo:paragraph-rsid="000221fd"/>
    </style:style>
    <style:style style:name="P8" style:family="paragraph" style:parent-style-name="Numbering_20_1" style:list-style-name="L1" style:master-page-name="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1cm" style:auto-text-indent="false" style:page-number="auto" fo:background-color="transparent"/>
      <style:text-properties officeooo:rsid="0003abdc" officeooo:paragraph-rsid="0003abdc"/>
    </style:style>
    <style:style style:name="P9" style:family="paragraph" style:parent-style-name="Numbering_20_1" style:master-page-name="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1cm" style:auto-text-indent="false" style:page-number="auto" fo:background-color="transparent"/>
      <style:text-properties officeooo:rsid="0008acdc" officeooo:paragraph-rsid="0008acdc"/>
    </style:style>
    <style:style style:name="P10" style:family="paragraph" style:parent-style-name="Numbering_20_1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1cm" style:auto-text-indent="false" fo:background-color="transparent"/>
      <style:text-properties officeooo:rsid="0003abdc" officeooo:paragraph-rsid="0003abdc"/>
    </style:style>
    <style:style style:name="P11" style:family="paragraph" style:parent-style-name="Numbering_20_1" style:list-style-name="L1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officeooo:rsid="000221fd" officeooo:paragraph-rsid="000221fd"/>
    </style:style>
    <style:style style:name="P12" style:family="paragraph" style:parent-style-name="Numbering_20_1" style:list-style-name="L1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officeooo:rsid="000221fd" officeooo:paragraph-rsid="0003abdc"/>
    </style:style>
    <style:style style:name="P13" style:family="paragraph" style:parent-style-name="Numbering_20_1" style:list-style-name="L2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officeooo:rsid="000221fd" officeooo:paragraph-rsid="0009e3bc"/>
    </style:style>
    <style:style style:name="P14" style:family="paragraph" style:parent-style-name="Numbering_20_1" style:list-style-name="L2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officeooo:rsid="000221fd" officeooo:paragraph-rsid="000e0c1c"/>
    </style:style>
    <style:style style:name="P15" style:family="paragraph" style:parent-style-name="Numbering_20_1" style:list-style-name="L2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officeooo:rsid="000221fd" officeooo:paragraph-rsid="000fb1d3"/>
    </style:style>
    <style:style style:name="P16" style:family="paragraph" style:parent-style-name="Numbering_20_1" style:list-style-name="L2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officeooo:rsid="0008acdc" officeooo:paragraph-rsid="0008acdc"/>
    </style:style>
    <style:style style:name="P17" style:family="paragraph" style:parent-style-name="Numbering_20_1" style:list-style-name="L2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officeooo:rsid="0008acdc" officeooo:paragraph-rsid="0009e3bc"/>
    </style:style>
    <style:style style:name="P18" style:family="paragraph" style:parent-style-name="Numbering_20_1" style:list-style-name="L2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officeooo:rsid="0008acdc" officeooo:paragraph-rsid="000e0c1c"/>
    </style:style>
    <style:style style:name="P19" style:family="paragraph" style:parent-style-name="Numbering_20_1" style:list-style-name="L2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officeooo:rsid="0008acdc" officeooo:paragraph-rsid="000fb1d3"/>
    </style:style>
    <style:style style:name="P20" style:family="paragraph" style:parent-style-name="Numbering_20_1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officeooo:rsid="0008acdc" officeooo:paragraph-rsid="0009e3bc"/>
    </style:style>
    <style:style style:name="P21" style:family="paragraph" style:parent-style-name="Numbering_20_1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officeooo:paragraph-rsid="0008acdc"/>
    </style:style>
    <style:style style:name="P22" style:family="paragraph" style:parent-style-name="Numbering_20_1" style:list-style-name="L2">
      <loext:graphic-properties draw:fill="none"/>
      <style:paragraph-properties fo:margin-top="0cm" fo:margin-bottom="0.212cm" loext:contextual-spacing="false" fo:line-height="115%" fo:text-align="justify" style:justify-single-word="false" fo:background-color="transparent"/>
      <style:text-properties officeooo:rsid="000e0c1c" officeooo:paragraph-rsid="000fb1d3"/>
    </style:style>
    <style:style style:name="P23" style:family="paragraph" style:parent-style-name="Numbering_20_1" style:list-style-name="L2" style:master-page-name="">
      <loext:graphic-properties draw:fill="none"/>
      <style:paragraph-properties fo:margin-top="0cm" fo:margin-bottom="0.212cm" loext:contextual-spacing="false" fo:line-height="115%" fo:text-align="justify" style:justify-single-word="false" style:page-number="auto" fo:background-color="transparent"/>
      <style:text-properties officeooo:rsid="000221fd" officeooo:paragraph-rsid="000fb1d3"/>
    </style:style>
    <style:style style:name="P24" style:family="paragraph" style:parent-style-name="Numbering_20_1">
      <loext:graphic-properties draw:fill="none"/>
      <style:paragraph-properties fo:margin-left="0cm" fo:margin-right="0cm" fo:margin-top="0cm" fo:margin-bottom="0.212cm" loext:contextual-spacing="false" fo:line-height="115%" fo:text-align="justify" style:justify-single-word="false" fo:text-indent="0cm" style:auto-text-indent="false" fo:background-color="transparent"/>
      <style:text-properties officeooo:rsid="000221fd" officeooo:paragraph-rsid="000e0c1c"/>
    </style:style>
    <style:style style:name="P25" style:family="paragraph" style:parent-style-name="Numbering_20_1" style:list-style-name="L2" style:master-page-name="">
      <loext:graphic-properties draw:fill="none"/>
      <style:paragraph-properties fo:margin-left="1.3cm" fo:margin-right="0cm" fo:margin-top="0cm" fo:margin-bottom="0.212cm" loext:contextual-spacing="false" fo:line-height="115%" fo:text-align="justify" style:justify-single-word="false" fo:text-indent="0cm" style:auto-text-indent="false" style:page-number="auto" fo:background-color="transparent"/>
      <style:text-properties officeooo:rsid="000221fd" officeooo:paragraph-rsid="000fb1d3"/>
    </style:style>
    <style:style style:name="P26" style:family="paragraph" style:parent-style-name="Numbering_20_1" style:list-style-name="L2">
      <loext:graphic-properties draw:fill="none"/>
      <style:paragraph-properties fo:margin-left="1.3cm" fo:margin-right="0cm" fo:margin-top="0cm" fo:margin-bottom="0.212cm" loext:contextual-spacing="false" fo:line-height="115%" fo:text-align="justify" style:justify-single-word="false" fo:text-indent="0cm" style:auto-text-indent="false" fo:background-color="transparent"/>
      <style:text-properties officeooo:rsid="000221fd" officeooo:paragraph-rsid="000fb1d3"/>
    </style:style>
    <style:style style:name="T1" style:family="text">
      <style:text-properties fo:color="#c9211e"/>
    </style:style>
    <style:style style:name="T2" style:family="text">
      <style:text-properties fo:color="#c9211e" style:text-underline-style="solid" style:text-underline-width="auto" style:text-underline-color="font-color"/>
    </style:style>
    <style:style style:name="T3" style:family="text">
      <style:text-properties fo:color="#c9211e" style:text-underline-style="solid" style:text-underline-width="auto" style:text-underline-color="font-color" officeooo:rsid="0009e3bc"/>
    </style:style>
    <style:style style:name="T4" style:family="text">
      <style:text-properties fo:color="#c9211e" style:text-underline-style="solid" style:text-underline-width="auto" style:text-underline-color="font-color" officeooo:rsid="0009e3bc" style:font-size-asian="12pt" style:font-name-complex="Lohit Devanagari1"/>
    </style:style>
    <style:style style:name="T5" style:family="text">
      <style:text-properties fo:color="#2a6099"/>
    </style:style>
    <style:style style:name="T6" style:family="text">
      <style:text-properties fo:color="#2a6099" style:text-underline-style="solid" style:text-underline-width="auto" style:text-underline-color="font-color"/>
    </style:style>
    <style:style style:name="T7" style:family="text">
      <style:text-properties fo:color="#2a6099" style:text-underline-style="solid" style:text-underline-width="auto" style:text-underline-color="font-color" officeooo:rsid="00051a3b"/>
    </style:style>
    <style:style style:name="T8" style:family="text">
      <style:text-properties fo:color="#2a6099" style:text-underline-style="solid" style:text-underline-width="auto" style:text-underline-color="font-color" officeooo:rsid="000221fd"/>
    </style:style>
    <style:style style:name="T9" style:family="text">
      <style:text-properties fo:color="#2a6099" style:text-underline-style="solid" style:text-underline-width="auto" style:text-underline-color="font-color" officeooo:rsid="0009e3bc"/>
    </style:style>
    <style:style style:name="T10" style:family="text">
      <style:text-properties fo:color="#2a6099" style:text-underline-style="solid" style:text-underline-width="auto" style:text-underline-color="font-color" officeooo:rsid="0009e3bc" style:font-size-asian="12pt" style:font-name-complex="Lohit Devanagari1"/>
    </style:style>
    <style:style style:name="T11" style:family="text">
      <style:text-properties fo:color="#000000" style:text-underline-style="none"/>
    </style:style>
    <style:style style:name="T12" style:family="text">
      <style:text-properties fo:color="#000000" style:text-underline-style="none" officeooo:rsid="000221fd"/>
    </style:style>
    <style:style style:name="T13" style:family="text">
      <style:text-properties fo:color="#000000" style:text-underline-style="none" officeooo:rsid="0009e3bc"/>
    </style:style>
    <style:style style:name="T14" style:family="text">
      <style:text-properties fo:color="#000000" style:text-underline-style="none" fo:background-color="#ffff00" loext:char-shading-value="0"/>
    </style:style>
    <style:style style:name="T15" style:family="text">
      <style:text-properties fo:color="#000000" style:text-underline-style="none" officeooo:rsid="0009e3bc" fo:background-color="#ffff00" loext:char-shading-value="0"/>
    </style:style>
    <style:style style:name="T16" style:family="text">
      <style:text-properties fo:color="#000000" style:text-underline-style="none" fo:background-color="#ffff00" loext:char-shading-value="0"/>
    </style:style>
    <style:style style:name="T17" style:family="text">
      <style:text-properties fo:color="#000000" style:text-underline-style="none" officeooo:rsid="0009e3bc" style:font-size-asian="12pt" style:font-name-complex="Lohit Devanagari1"/>
    </style:style>
    <style:style style:name="T18" style:family="text">
      <style:text-properties fo:color="#000000" style:text-underline-style="none" officeooo:rsid="0009e3bc" fo:background-color="transparent" loext:char-shading-value="0"/>
    </style:style>
    <style:style style:name="T19" style:family="text">
      <style:text-properties fo:color="#000000" style:text-underline-style="none" fo:background-color="transparent" loext:char-shading-value="0"/>
    </style:style>
    <style:style style:name="T20" style:family="text">
      <style:text-properties officeooo:rsid="00051a3b"/>
    </style:style>
    <style:style style:name="T21" style:family="text">
      <style:text-properties officeooo:rsid="0006cf8e"/>
    </style:style>
    <style:style style:name="T22" style:family="text">
      <style:text-properties officeooo:rsid="0008acdc"/>
    </style:style>
    <style:style style:name="T23" style:family="text">
      <style:text-properties officeooo:rsid="0009e3bc"/>
    </style:style>
    <style:style style:name="T24" style:family="text">
      <style:text-properties officeooo:rsid="000cd864"/>
    </style:style>
    <style:style style:name="T25" style:family="text">
      <style:text-properties officeooo:rsid="000e0c1c"/>
    </style:style>
    <style:style style:name="T26" style:family="text">
      <style:text-properties officeooo:rsid="000fb1d3" style:font-size-asian="12pt" style:font-name-complex="Lohit Devanagari1"/>
    </style:style>
    <style:style style:name="T27" style:family="text">
      <style:text-properties officeooo:rsid="0009e3bc" fo:background-color="#ffff00" loext:char-shading-value="0"/>
    </style:style>
    <style:style style:name="T28" style:family="text">
      <style:text-properties officeooo:rsid="000fb1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partado c:</text:p>
      <text:p text:style-name="P5"/>
      <text:p text:style-name="P7">En este apartado nos pide pasar del modelo conceptual modificado al modelo relacional y quedaría de la siguiente manera:</text:p>
      <text:list xml:id="list534600664" text:style-name="L1">
        <text:list-item>
          <text:p text:style-name="P11">DATOS_PERSONALES {<text:span text:style-name="T7">dni</text:span><text:span text:style-name="T20">, </text:span><text:span text:style-name="T7">cod_empleado</text:span><text:span text:style-name="T20">, </text:span>nombre, direccion (calle, numero, localidad), <text:span text:style-name="T11">num_telefono</text:span>}</text:p>
        </text:list-item>
        <text:list-item>
          <text:p text:style-name="P11">SOCIOS {<text:span text:style-name="T2">dni</text:span>, fecha_ingreso}</text:p>
        </text:list-item>
        <text:list-item>
          <text:p text:style-name="P11">EMBARCACIONES {<text:span text:style-name="T2">matricula</text:span>, nombre, tipo, dimensiones (alto, largo, ancho)}</text:p>
        </text:list-item>
        <text:list-item>
          <text:p text:style-name="P11">EMPLEADOS {<text:span text:style-name="T2">cod_empleado</text:span>, especialidad}</text:p>
        </text:list-item>
        <text:list-item>
          <text:p text:style-name="P11">ZONAS {<text:span text:style-name="T2">letra</text:span>, tipo_barco, ancho_amarre, profundidad_amarre, numero_barcos}</text:p>
        </text:list-item>
        <text:list-item>
          <text:p text:style-name="P11">ASIGNACION_TRABAJO {<text:span text:style-name="T6">letra</text:span>, <text:span text:style-name="T6">cod_empleado</text:span>, barco_asignado}</text:p>
        </text:list-item>
        <text:list-item>
          <text:p text:style-name="P12">AMARRES {<text:span text:style-name="T2">num_amarre</text:span>, <text:span text:style-name="T6">letra</text:span>, lectura_con_luz, lectura_con_agua, servicio_mantenimiento}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"><text:s text:c="8"/>*Resaltado en color <text:span text:style-name="T1">rojo</text:span> serían las claves principales <text:span text:style-name="T20">(PK) </text:span>y destacado en <text:span text:style-name="T5">azul</text:span> las claves foráneas <text:span text:style-name="T20">que se relacionan con las claves principales de las otras tablas (FK)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4">Apartado <text:span text:style-name="T21">d</text:span>:</text:p>
      <text:p text:style-name="P6"/>
      <text:p text:style-name="P9">Aplicamos el proceso de normalización en 3 pasos:</text:p>
      <text:list xml:id="list885391249" text:style-name="L2">
        <text:list-item>
          <text:p text:style-name="P17">1ª forma normal: </text:p>
        </text:list-item>
      </text:list>
      <text:p text:style-name="P20"><text:span text:style-name="T23"><text:tab/><text:tab/>Descomponemos las tablas y nos quedamos con los valores únicos o atómicos, <text:s text:c="3"/>generando nuevas tablas DIRECCION_SOCIO_EMPLEADO con los atributos calle, número y localidad y DIMENSIONES_BARCO con los atributos alto, largo y ancho.</text:span></text:p>
      <text:list xml:id="list121950150260606" text:continue-numbering="true" text:style-name="L2">
        <text:list-item>
          <text:list>
            <text:list-item>
              <text:p text:style-name="P13">DATOS_PERSONALES {<text:span text:style-name="T7">dni</text:span><text:span text:style-name="T20">, </text:span><text:span text:style-name="T7">cod_empleado</text:span><text:span text:style-name="T20">, </text:span>nombre, <text:span text:style-name="T11">num_telefono</text:span>}</text:p>
            </text:list-item>
            <text:list-item>
              <text:p text:style-name="P13">SOCIOS {<text:span text:style-name="T2">dni</text:span>, fecha_ingreso}</text:p>
            </text:list-item>
            <text:list-item>
              <text:p text:style-name="P13">EMPLEADOS {<text:span text:style-name="T2">cod_empleado</text:span>, especialidad}</text:p>
            </text:list-item>
            <text:list-item>
              <text:p text:style-name="P17"><text:span text:style-name="T27">DIRECCION_SOCIO_EMPLEADO </text:span><text:span text:style-name="T23">{</text:span><text:span text:style-name="T7">dni</text:span><text:span text:style-name="T20">, </text:span><text:span text:style-name="T7">cod_empleado</text:span><text:span text:style-name="T20">, </text:span><text:span text:style-name="T23">calle, numero, localidad}</text:span></text:p>
            </text:list-item>
            <text:list-item>
              <text:p text:style-name="P13">EMBARCACIONES {<text:span text:style-name="T2">matricula</text:span>, nombre, tipo}</text:p>
            </text:list-item>
            <text:list-item>
              <text:p text:style-name="P17"><text:span text:style-name="T27">DIMENSIONES_BARCO</text:span><text:span text:style-name="T23"> {</text:span><text:span text:style-name="T8">matricula</text:span><text:span text:style-name="T12">, </text:span><text:span text:style-name="T13">alto, largo, ancho}</text:span></text:p>
            </text:list-item>
            <text:list-item>
              <text:p text:style-name="P13"><text:span text:style-name="T13">ZONAS {</text:span><text:span text:style-name="T3">letra</text:span><text:span text:style-name="T13">, tipo_barco, ancho_amarre, profundidad_amarre, numero_barcos}</text:span></text:p>
            </text:list-item>
            <text:list-item>
              <text:p text:style-name="P13"><text:span text:style-name="T13">ASIGNACION_TRABAJO {</text:span><text:span text:style-name="T9">letra</text:span><text:span text:style-name="T13">, </text:span><text:span text:style-name="T9">cod_empleado</text:span><text:span text:style-name="T13">, barco_asignado}</text:span></text:p>
            </text:list-item>
            <text:list-item>
              <text:p text:style-name="P13"><text:span text:style-name="T13">AMARRES {</text:span><text:span text:style-name="T3">num_amarre</text:span><text:span text:style-name="T13">, </text:span><text:span text:style-name="T9">letra</text:span><text:span text:style-name="T13">, lectura_con_luz, lectura_con_agua, servicio_mantenimiento}</text:span></text:p>
            </text:list-item>
          </text:list>
        </text:list-item>
        <text:list-item>
          <text:p text:style-name="P16"><text:soft-page-break/>2ª forma normal:</text:p>
        </text:list-item>
      </text:list>
      <text:p text:style-name="P21"><text:span text:style-name="T22"><text:tab/><text:tab/></text:span><text:span text:style-name="T24">Eliminamos columnas no clave que no dependan de la principal, </text:span><text:span text:style-name="T25">eliminamos los atributos ancho_amarre y profundidad_amarre de la tabla ZONAS y creamos una nueva llamada TIPO_AMARRE con dichos atributos y como clave foránea num_amarre. </text:span><text:span text:style-name="T28">El resto de tablas ya estarían en 2ª forma normal.</text:span></text:p>
      <text:list xml:id="list121951658819093" text:continue-numbering="true" text:style-name="L2">
        <text:list-item>
          <text:list>
            <text:list-item>
              <text:p text:style-name="P14">DATOS_PERSONALES {<text:span text:style-name="T7">dni</text:span><text:span text:style-name="T20">, </text:span><text:span text:style-name="T7">cod_empleado</text:span><text:span text:style-name="T20">, </text:span>nombre, <text:span text:style-name="T11">num_telefono</text:span>}</text:p>
            </text:list-item>
            <text:list-item>
              <text:p text:style-name="P14">SOCIOS {<text:span text:style-name="T2">dni</text:span>, fecha_ingreso}</text:p>
            </text:list-item>
            <text:list-item>
              <text:p text:style-name="P14">EMPLEADOS {<text:span text:style-name="T2">cod_empleado</text:span>, especialidad}</text:p>
            </text:list-item>
            <text:list-item>
              <text:p text:style-name="P18"><text:span text:style-name="T23">DIRECCION_SOCIO_EMPLEADO {</text:span><text:span text:style-name="T7">dni</text:span><text:span text:style-name="T20">, </text:span><text:span text:style-name="T7">cod_empleado</text:span><text:span text:style-name="T20">, </text:span><text:span text:style-name="T23">calle, numero, localidad}</text:span></text:p>
            </text:list-item>
            <text:list-item>
              <text:p text:style-name="P14">EMBARCACIONES {<text:span text:style-name="T2">matricula</text:span>, nombre, tipo}</text:p>
            </text:list-item>
            <text:list-item>
              <text:p text:style-name="P18"><text:span text:style-name="T23">DIMENSIONES_BARCO {</text:span><text:span text:style-name="T8">matricula</text:span><text:span text:style-name="T12">, </text:span><text:span text:style-name="T13">alto, largo, ancho}</text:span></text:p>
            </text:list-item>
            <text:list-item>
              <text:p text:style-name="P14"><text:span text:style-name="T13">ZONAS {</text:span><text:span text:style-name="T3">letra</text:span><text:span text:style-name="T13">, tipo_barco, <text:s/>numero_barcos}</text:span></text:p>
            </text:list-item>
            <text:list-item>
              <text:p text:style-name="P22"><text:span text:style-name="T15">T</text:span><text:span text:style-name="T16">IPO_AMARRE</text:span><text:span text:style-name="T11"> {</text:span><text:span text:style-name="T9">num_amarre</text:span><text:span text:style-name="T13">, ancho_amarre, profundidad_amarre</text:span><text:span text:style-name="T11">}</text:span></text:p>
            </text:list-item>
            <text:list-item>
              <text:p text:style-name="P14"><text:span text:style-name="T13">ASIGNACION_TRABAJO {</text:span><text:span text:style-name="T9">letra</text:span><text:span text:style-name="T13">, </text:span><text:span text:style-name="T9">cod_empleado</text:span><text:span text:style-name="T13">, barco_asignado}</text:span></text:p>
            </text:list-item>
            <text:list-item>
              <text:p text:style-name="P25"><text:span text:style-name="T13">AMARRES {</text:span><text:span text:style-name="T3">num_amarre</text:span><text:span text:style-name="T13">, </text:span><text:span text:style-name="T9">letra</text:span><text:span text:style-name="T13">, lectura_con_luz, lectura_con_agua, servicio_mantenimiento }</text:span></text:p>
            </text:list-item>
          </text:list>
        </text:list-item>
      </text:list>
      <text:p text:style-name="P24"><text:span text:style-name="T13"/></text:p>
      <text:list xml:id="list121951365437418" text:continue-numbering="true" text:style-name="L2">
        <text:list-item>
          <text:p text:style-name="P16">3ª forma normal:</text:p>
        </text:list-item>
      </text:list>
      <text:p text:style-name="P21"><text:span text:style-name="T22"><text:tab/><text:tab/></text:span><text:span text:style-name="T28">Llegados a este punto tendríamos que asegurarnos que ninguna clave no principal </text:span><text:span text:style-name="T26">no dependa de otra no principal y que estén en 2ª forma normal. En nuestro caso todas las tablas ya estarían normalizadas a la 3ª forma porque cumple con dicha condiciones. El resultado final sería el siguiente:</text:span></text:p>
      <text:list xml:id="list121951232942985" text:continue-numbering="true" text:style-name="L2">
        <text:list-item>
          <text:list>
            <text:list-item>
              <text:p text:style-name="P23">DATOS_PERSONALES {<text:span text:style-name="T7">dni</text:span><text:span text:style-name="T20">, </text:span><text:span text:style-name="T7">cod_empleado</text:span><text:span text:style-name="T20">, </text:span>nombre, <text:span text:style-name="T11">num_telefono</text:span>}</text:p>
            </text:list-item>
            <text:list-item>
              <text:p text:style-name="P15">SOCIOS {<text:span text:style-name="T2">dni</text:span>, fecha_ingreso}</text:p>
            </text:list-item>
            <text:list-item>
              <text:p text:style-name="P15">EMPLEADOS {<text:span text:style-name="T2">cod_empleado</text:span>, especialidad}</text:p>
            </text:list-item>
            <text:list-item>
              <text:p text:style-name="P19"><text:span text:style-name="T23">DIRECCION_SOCIO_EMPLEADO {</text:span><text:span text:style-name="T7">dni</text:span><text:span text:style-name="T20">, </text:span><text:span text:style-name="T7">cod_empleado</text:span><text:span text:style-name="T20">, </text:span><text:span text:style-name="T23">calle, numero, localidad}</text:span></text:p>
            </text:list-item>
            <text:list-item>
              <text:p text:style-name="P15">EMBARCACIONES {<text:span text:style-name="T2">matricula</text:span>, nombre, tipo}</text:p>
            </text:list-item>
            <text:list-item>
              <text:p text:style-name="P19"><text:span text:style-name="T23">DIMENSIONES_BARCO {</text:span><text:span text:style-name="T8">matricula</text:span><text:span text:style-name="T12">, </text:span><text:span text:style-name="T13">alto, largo, ancho}</text:span></text:p>
            </text:list-item>
            <text:list-item>
              <text:p text:style-name="P15"><text:span text:style-name="T13">ZONAS {</text:span><text:span text:style-name="T3">letra</text:span><text:span text:style-name="T13">, tipo_barco, <text:s/>numero_barcos}</text:span></text:p>
            </text:list-item>
            <text:list-item>
              <text:p text:style-name="P22"><text:span text:style-name="T18">T</text:span><text:span text:style-name="T19">IPO_AMARRE </text:span><text:span text:style-name="T11">{</text:span><text:span text:style-name="T9">num_amarre</text:span><text:span text:style-name="T13">, ancho_amarre, profundidad_amarre</text:span><text:span text:style-name="T11">}</text:span></text:p>
            </text:list-item>
            <text:list-item>
              <text:p text:style-name="P15"><text:span text:style-name="T13">ASIGNACION_TRABAJO {</text:span><text:span text:style-name="T9">letra</text:span><text:span text:style-name="T13">, </text:span><text:span text:style-name="T9">cod_empleado</text:span><text:span text:style-name="T13">, barco_asignado}</text:span></text:p>
            </text:list-item>
            <text:list-item>
              <text:p text:style-name="P26"><text:span text:style-name="T17">AMARRES {</text:span><text:span text:style-name="T4">num_amarre</text:span><text:span text:style-name="T17">, </text:span><text:span text:style-name="T10">letra</text:span><text:span text:style-name="T17">, lectura_con_luz, lectura_con_agua, servicio_mantenimiento }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next-style-name="Numbering_20_1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2a6099" officeooo:rsid="0000c6a8" officeooo:paragraph-rsid="0000c6a8"/>
    </style:style>
    <style:style style:name="MP2" style:family="paragraph" style:parent-style-name="Footer">
      <style:paragraph-properties fo:text-align="center" style:justify-single-word="false"/>
      <style:text-properties fo:color="#2a6099" officeooo:rsid="0000c6a8" officeooo:paragraph-rsid="0000c6a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Tarea 3 BBDD<text:tab/><text:tab/>Daniel Paz Lorenzo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6T21:49:57.875302110</meta:creation-date>
    <dc:date>2020-12-27T12:19:49.677448761</dc:date>
    <meta:editing-duration>PT35M52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2" meta:paragraph-count="49" meta:word-count="411" meta:character-count="3292" meta:non-whitespace-character-count="2949"/>
  </office:meta>
</office:document-meta>
</file>